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</style:style>
    <style:style style:name="gr12" style:family="graphic" style:parent-style-name="standard">
      <style:graphic-properties svg:stroke-color="#ff66ff" draw:fill-color="#ff66cc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66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601cm"/>
    </style:style>
    <style:style style:name="gr17" style:family="graphic" style:parent-style-name="objectwithoutfill">
      <style:graphic-properties draw:stroke="dash" draw:stroke-dash="Fine_20_Dashed" draw:marker-start="Arrow" draw:marker-start-width="0.3cm" draw:marker-end="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6cm"/>
    </style:style>
    <style:style style:name="gr20" style:family="graphic" style:parent-style-name="objectwithoutfill">
      <style:graphic-properties draw:stroke="dash" draw:stroke-dash="Fine_20_Dashed" draw:marker-start="" draw:marker-start-width="0.3cm" draw:marker-end="" draw:marker-end-width="0.3cm" draw:fill="none" draw:textarea-vertical-align="middle"/>
    </style:style>
    <style:style style:name="gr21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5.2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6cm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7" style:family="graphic" style:parent-style-name="objectwithoutfill">
      <style:graphic-properties draw:marker-end="" draw:marker-end-width="0.3cm" draw:fill="none" draw:textarea-vertical-align="middle"/>
    </style:style>
    <style:style style:name="gr28" style:family="graphic" style:parent-style-name="standard">
      <style:graphic-properties svg:stroke-color="#b2b2b2" draw:fill-color="#b2b2b2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6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1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617cm"/>
    </style:style>
    <style:style style:name="gr39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1.48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49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24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1pt" fo:letter-spacing="normal" style:font-size-asian="11pt" style:font-size-complex="11pt"/>
    </style:style>
    <style:style style:name="P7" style:family="paragraph">
      <style:text-properties fo:font-size="11pt" fo:letter-spacing="-0.053cm" style:font-size-asian="11pt" style:font-size-complex="11pt"/>
    </style:style>
    <style:style style:name="P8" style:family="paragraph">
      <style:text-properties fo:font-size="14pt" fo:letter-spacing="-0.053cm" style:font-size-asian="14pt" style:font-size-complex="14pt"/>
    </style:style>
    <style:style style:name="P9" style:family="paragraph">
      <style:text-properties fo:font-size="14pt" fo:letter-spacing="normal" style:font-size-asian="14pt" style:font-size-complex="14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fo:letter-spacing="normal" style:font-size-asian="11pt" style:font-size-complex="11pt"/>
    </style:style>
    <style:style style:name="T4" style:family="text">
      <style:text-properties fo:font-size="11pt" fo:letter-spacing="-0.053cm" style:font-size-asian="11pt" style:font-size-complex="11pt"/>
    </style:style>
    <style:style style:name="T5" style:family="text">
      <style:text-properties fo:font-size="14pt" fo:letter-spacing="-0.053cm" style:font-size-asian="14pt" style:font-size-complex="14pt"/>
    </style:style>
    <style:style style:name="T6" style:family="text">
      <style:text-properties fo:font-size="14pt" fo:letter-spacing="normal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3333" fo:font-size="14pt" fo:text-shadow="none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5.902cm" svg:height="4.572cm" svg:x="10.41cm" svg:y="5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02cm" svg:height="4.572cm" svg:x="17.014cm" svg:y="5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6cm" svg:height="4.064cm" svg:x="23.618cm" svg:y="5.53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22cm" svg:height="1.673cm" svg:x="17.449cm" svg:y="0.31cm">
          <draw:text-box>
            <text:p text:style-name="P2"><text:span text:style-name="T1">Use case1 – registration of plugins</text:span></text:p>
            <text:p text:style-name="P2"><text:span text:style-name="T1">June 27, 2016</text:span></text:p>
          </draw:text-box>
        </draw:frame>
        <draw:frame draw:style-name="gr3" draw:text-style-name="P4" draw:layer="layout" svg:width="4.206cm" svg:height="0.962cm" svg:x="10.724cm" svg:y="4.826cm">
          <draw:text-box>
            <text:p><text:span text:style-name="T1">Waggle node</text:span></text:p>
          </draw:text-box>
        </draw:frame>
        <draw:frame draw:style-name="gr3" draw:text-style-name="P4" draw:layer="layout" svg:width="2.788cm" svg:height="0.962cm" svg:x="18.228cm" svg:y="4.826cm">
          <draw:text-box>
            <text:p><text:span text:style-name="T1">Payload</text:span></text:p>
          </draw:text-box>
        </draw:frame>
        <draw:custom-shape draw:style-name="gr4" draw:text-style-name="P1" draw:layer="layout" svg:width="2.459cm" svg:height="0.778cm" svg:x="24.259cm" svg:y="8.59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1cm" svg:height="0.962cm" svg:x="24.018cm" svg:y="5.026cm">
          <draw:text-box>
            <text:p><text:span text:style-name="T1">Plugin1</text:span></text:p>
          </draw:text-box>
        </draw:frame>
        <draw:frame draw:style-name="gr5" draw:text-style-name="P5" draw:layer="layout" svg:width="2.708cm" svg:height="0.962cm" svg:x="24.159cm" svg:y="8.622cm">
          <draw:text-box>
            <text:p><text:span text:style-name="T2">Meta data</text:span></text:p>
          </draw:text-box>
        </draw:frame>
        <draw:line draw:style-name="gr6" draw:text-style-name="P1" draw:layer="layout" svg:x1="24.186cm" svg:y1="9.02cm" svg:x2="22.802cm" svg:y2="9.02cm">
          <text:p/>
        </draw:line>
        <draw:line draw:style-name="gr6" draw:text-style-name="P1" draw:layer="layout" svg:x1="17.328cm" svg:y1="9.02cm" svg:x2="15.944cm" svg:y2="9.02cm">
          <text:p/>
        </draw:line>
        <draw:custom-shape draw:style-name="gr4" draw:text-style-name="P1" draw:layer="layout" svg:width="4.318cm" svg:height="1.778cm" svg:x="17.836cm" svg:y="6.5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7.328cm" svg:y="5.744cm">
          <draw:text-box>
            <text:p><text:span text:style-name="T2">Routing table</text:span></text:p>
          </draw:text-box>
        </draw:frame>
        <draw:line draw:style-name="gr6" draw:text-style-name="P1" draw:layer="layout" svg:x1="19.36cm" svg:y1="8.836cm" svg:x2="18.344cm" svg:y2="7.312cm">
          <text:p/>
        </draw:line>
        <draw:frame draw:style-name="gr2" draw:text-style-name="P6" draw:layer="layout" svg:width="3.444cm" svg:height="0.692cm" svg:x="18.598cm" svg:y="6.804cm">
          <draw:text-box>
            <text:p><text:span text:style-name="T3">The queue name</text:span></text:p>
          </draw:text-box>
        </draw:frame>
        <draw:frame draw:style-name="gr5" draw:text-style-name="P7" draw:layer="layout" svg:width="1.291cm" svg:height="0.962cm" svg:x="17.582cm" svg:y="6.804cm">
          <draw:text-box>
            <text:p><text:span text:style-name="T4">UUID</text:span></text:p>
          </draw:text-box>
        </draw:frame>
        <draw:custom-shape draw:style-name="gr4" draw:text-style-name="P1" draw:layer="layout" svg:width="4.318cm" svg:height="1.778cm" svg:x="11.386cm" svg:y="6.4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0.678cm" svg:y="5.634cm">
          <draw:text-box>
            <text:p><text:span text:style-name="T2">Routing table</text:span></text:p>
          </draw:text-box>
        </draw:frame>
        <draw:frame draw:style-name="gr5" draw:text-style-name="P6" draw:layer="layout" svg:width="4.333cm" svg:height="0.962cm" svg:x="12.094cm" svg:y="6.704cm">
          <draw:text-box>
            <text:p><text:span text:style-name="T3">The payload_ID, Meta</text:span></text:p>
          </draw:text-box>
        </draw:frame>
        <draw:frame draw:style-name="gr5" draw:text-style-name="P7" draw:layer="layout" svg:width="1.228cm" svg:height="0.962cm" svg:x="11.111cm" svg:y="6.704cm">
          <draw:text-box>
            <text:p><text:span text:style-name="T4">U_ID</text:span></text:p>
          </draw:text-box>
        </draw:frame>
        <draw:custom-shape draw:style-name="gr4" draw:text-style-name="P1" draw:layer="layout" svg:width="1.001cm" svg:height="0.778cm" svg:x="14.942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0.97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0.97cm" svg:y="8.614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13.556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603cm" svg:height="0.962cm" svg:x="13.378cm" svg:y="8.614cm">
          <draw:text-box>
            <text:p><text:span text:style-name="T6">Meta</text:span></text:p>
          </draw:text-box>
        </draw:frame>
        <draw:frame draw:style-name="gr5" draw:text-style-name="P8" draw:layer="layout" svg:width="1.001cm" svg:height="0.962cm" svg:x="14.942cm" svg:y="8.614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2.338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15cm" svg:height="0.962cm" svg:x="12.16cm" svg:y="8.614cm">
          <draw:text-box>
            <text:p><text:span text:style-name="T5">tmpID</text:span></text:p>
          </draw:text-box>
        </draw:frame>
        <draw:custom-shape draw:style-name="gr4" draw:text-style-name="P1" draw:layer="layout" svg:width="1.001cm" svg:height="0.778cm" svg:x="21.546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7.574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7.574cm" svg:y="8.614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20.16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603cm" svg:height="0.962cm" svg:x="19.982cm" svg:y="8.614cm">
          <draw:text-box>
            <text:p><text:span text:style-name="T6">Meta</text:span></text:p>
          </draw:text-box>
        </draw:frame>
        <draw:frame draw:style-name="gr5" draw:text-style-name="P8" draw:layer="layout" svg:width="1.001cm" svg:height="0.962cm" svg:x="21.546cm" svg:y="8.614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8.942cm" svg:y="8.6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15cm" svg:height="0.962cm" svg:x="18.764cm" svg:y="8.614cm">
          <draw:text-box>
            <text:p><text:span text:style-name="T5">tmpID</text:span></text:p>
          </draw:text-box>
        </draw:frame>
        <draw:frame draw:style-name="gr2" draw:text-style-name="P5" draw:layer="layout" svg:width="8.029cm" svg:height="1.361cm" svg:x="19.558cm" svg:y="2.54cm">
          <draw:text-box>
            <text:p><text:span text:style-name="T2">*tmpID generated at INIT of plugin</text:span></text:p>
            <text:p><text:span text:style-name="T2">If no P_Uniq_ID present</text:span></text:p>
          </draw:text-box>
        </draw:frame>
        <draw:frame draw:style-name="gr7" draw:text-style-name="P5" draw:layer="layout" svg:width="10.366cm" svg:height="4.136cm" svg:x="17.32cm" svg:y="14.964cm">
          <draw:text-box>
            <text:p><text:span text:style-name="T2">JSON type</text:span></text:p>
            <text:p><text:span text:style-name="T2">{</text:span></text:p>
            <text:p><text:span text:style-name="T2"><text:s text:c="2"/>“</text:span><text:span text:style-name="T2">mj_op”:“r”</text:span></text:p>
            <text:p><text:span text:style-name="T2"><text:s text:c="2"/>“</text:span><text:span text:style-name="T2">mi_op”:“r”</text:span></text:p>
            <text:p><text:span text:style-name="T2"><text:s text:c="2"/></text:span><text:span text:style-name="T2">*“tmpID”:uuid.uuid4()</text:span></text:p>
            <text:p><text:span text:style-name="T2"><text:s text:c="2"/>“</text:span><text:span text:style-name="T2">meta”:“... plugin name, version, instance...”</text:span></text:p>
            <text:p><text:span text:style-name="T2">}</text:span></text:p>
          </draw:text-box>
        </draw:frame>
        <draw:line draw:style-name="gr6" draw:text-style-name="P1" draw:layer="layout" svg:x1="23.416cm" svg:y1="9.02cm" svg:x2="23.416cm" svg:y2="14.964cm">
          <text:p/>
        </draw:line>
        <draw:frame draw:style-name="gr2" draw:text-style-name="P5" draw:layer="layout" svg:width="5.523cm" svg:height="1.361cm" svg:x="13.764cm" svg:y="11.662cm">
          <draw:text-box>
            <text:p><text:span text:style-name="T2">Waggle packet</text:span></text:p>
            <text:p><text:span text:style-name="T2">Mj_type “r”, Mi_type “r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99cm" svg:height="15.014cm" svg:x="17.442cm" svg:y="4.5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" draw:id="id3" draw:layer="layout" svg:width="2.971cm" svg:height="0.99cm" svg:x="20.691cm" svg:y="4.667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4" draw:id="id4" draw:layer="layout" svg:width="3.78cm" svg:height="1.08cm" svg:x="20.297cm" svg:y="7.007cm">
          <text:p text:style-name="P1"><text:span text:style-name="T2">Extract S/R I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3.78cm" svg:height="1.08cm" svg:x="20.297cm" svg:y="9.012cm">
          <text:p text:style-name="P1"><text:span text:style-name="T2">Extract Mj/M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187cm" svg:y1="10.092cm" svg:x2="22.229cm" svg:y2="11.133cm" draw:start-shape="id1" draw:start-glue-point="2" draw:end-shape="id2" draw:end-glue-point="4" svg:d="M22187 10092l42 1041" svg:viewBox="0 0 43 1042">
          <text:p/>
        </draw:connector>
        <draw:connector draw:style-name="gr6" draw:text-style-name="P1" xml:id="id8" draw:id="id8" draw:layer="layout" draw:type="line" svg:x1="22.176cm" svg:y1="5.657cm" svg:x2="22.187cm" svg:y2="7.007cm" draw:start-shape="id3" draw:start-glue-point="2" draw:end-shape="id4" svg:d="M22176 5657l11 1350" svg:viewBox="0 0 12 1351">
          <text:p/>
        </draw:connector>
        <draw:connector draw:style-name="gr6" draw:text-style-name="P1" draw:layer="layout" draw:type="line" svg:x1="22.187cm" svg:y1="8.087cm" svg:x2="22.187cm" svg:y2="9.012cm" draw:start-shape="id4" draw:start-glue-point="2" draw:end-shape="id1" svg:d="M22187 8087v925" svg:viewBox="0 0 1 926">
          <text:p/>
        </draw:connector>
        <draw:custom-shape draw:style-name="gr9" draw:text-style-name="P11" xml:id="id2" draw:id="id2" draw:layer="layout" svg:width="2.945cm" svg:height="2.944cm" svg:x="20.756cm" svg:y="11.133cm">
          <text:p text:style-name="P1"><text:span text:style-name="T2">Is R_ID</text:span></text:p>
          <text:p text:style-name="P1"><text:span text:style-name="T2">Clou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" draw:id="id6" draw:layer="layout" svg:width="3.78cm" svg:height="1.08cm" svg:x="17.81cm" svg:y="14.822cm">
          <text:p text:style-name="P1"><text:span text:style-name="T2">Find processor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.62cm" svg:height="0.775cm" svg:x="19.487cm" svg:y="11.957cm">
          <draw:text-box>
            <text:p><text:span text:style-name="T7">YES</text:span></text:p>
          </draw:text-box>
        </draw:frame>
        <draw:custom-shape draw:style-name="gr9" draw:text-style-name="P12" xml:id="id5" draw:id="id5" draw:layer="layout" svg:width="3.78cm" svg:height="1.08cm" svg:x="23.055cm" svg:y="14.822cm">
          <text:p text:style-name="P1"><text:span text:style-name="T2">Find node queu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3.701cm" svg:y1="12.605cm" svg:x2="24.945cm" svg:y2="14.822cm" draw:start-shape="id2" draw:end-shape="id5" draw:end-glue-point="0" svg:d="M23701 12605h1244v2217" svg:viewBox="0 0 1245 2218">
          <text:p/>
        </draw:connector>
        <draw:frame draw:style-name="gr11" draw:text-style-name="P13" draw:layer="layout" svg:width="1.62cm" svg:height="0.835cm" svg:x="23.643cm" svg:y="11.933cm">
          <draw:text-box>
            <text:p><text:span text:style-name="T7">NO</text:span></text:p>
          </draw:text-box>
        </draw:frame>
        <draw:custom-shape draw:style-name="gr12" draw:text-style-name="P11" xml:id="id9" draw:id="id9" draw:layer="layout" svg:width="4.32cm" svg:height="14.31cm" svg:x="11.689cm" svg:y="4.775cm">
          <text:p text:style-name="P1"><text:span text:style-name="T1">RabbitMQ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756cm" svg:y1="12.605cm" svg:x2="19.7cm" svg:y2="14.822cm" draw:start-shape="id2" draw:end-shape="id6" draw:end-glue-point="0" svg:d="M20756 12605h-1056v2217" svg:viewBox="0 0 1057 2218">
          <text:p/>
        </draw:connector>
        <draw:custom-shape draw:style-name="gr9" draw:text-style-name="P12" xml:id="id7" draw:id="id7" draw:layer="layout" svg:width="3.78cm" svg:height="1.08cm" svg:x="20.297cm" svg:y="17.465cm">
          <text:p text:style-name="P1"><text:span text:style-name="T2">Send msg to Q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7cm" svg:y1="15.902cm" svg:x2="22.187cm" svg:y2="17.465cm" draw:start-shape="id6" draw:start-glue-point="2" draw:end-shape="id7" draw:end-glue-point="0" svg:d="M19700 15902v782h2487v781" svg:viewBox="0 0 2488 1564">
          <text:p/>
        </draw:connector>
        <draw:connector draw:style-name="gr6" draw:text-style-name="P1" draw:layer="layout" svg:x1="24.945cm" svg:y1="15.902cm" svg:x2="22.187cm" svg:y2="17.465cm" draw:start-shape="id5" draw:start-glue-point="2" draw:end-shape="id7" draw:end-glue-point="0" svg:d="M24945 15902v782h-2758v781" svg:viewBox="0 0 2759 1564">
          <text:p/>
        </draw:connector>
        <draw:connector draw:style-name="gr6" draw:text-style-name="P1" draw:layer="layout" draw:line-skew="0cm 7.382cm" svg:x1="22.187cm" svg:y1="18.545cm" svg:x2="22.181cm" svg:y2="6.332cm" draw:start-shape="id7" draw:start-glue-point="2" draw:end-shape="id8" draw:end-glue-point="0" svg:d="M22187 18545v501h4991v-12714h-4997" svg:viewBox="0 0 4998 12715">
          <text:p/>
        </draw:connector>
        <draw:connector draw:style-name="gr13" draw:text-style-name="P1" draw:layer="layout" draw:line-skew="-1.389cm" svg:x1="20.297cm" svg:y1="18.005cm" svg:x2="16.009cm" svg:y2="11.93cm" draw:start-shape="id7" draw:start-glue-point="3" draw:end-shape="id9" draw:end-glue-point="1" svg:d="M20297 18005h-3533v-6075h-755" svg:viewBox="0 0 4289 6076">
          <text:p/>
        </draw:connector>
        <draw:frame draw:style-name="gr10" draw:text-style-name="P13" draw:layer="layout" svg:width="3.78cm" svg:height="0.775cm" svg:x="16.721cm" svg:y="17.336cm">
          <draw:text-box>
            <text:p><text:span text:style-name="T7">Async message</text:span></text:p>
          </draw:text-box>
        </draw:frame>
        <draw:custom-shape draw:style-name="gr1" draw:text-style-name="P1" xml:id="id10" draw:id="id10" draw:layer="layout" svg:width="4.05cm" svg:height="4.753cm" svg:x="1.667cm" svg:y="9.34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435cm" svg:height="0.775cm" svg:x="1.397cm" svg:y="8.699cm">
          <draw:text-box>
            <text:p><text:span text:style-name="T7">Data processor.py</text:span></text:p>
          </draw:text-box>
        </draw:frame>
        <draw:custom-shape draw:style-name="gr4" draw:text-style-name="P1" draw:layer="layout" svg:width="1.89cm" svg:height="2.43cm" svg:x="3.557cm" svg:y="11.3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9cm" svg:height="2.43cm" svg:x="3.017cm" svg:y="10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9cm" svg:height="2.43cm" svg:x="2.477cm" svg:y="10.3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9cm" svg:height="2.43cm" svg:x="1.937cm" svg:y="9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24cm" svg:height="4.212cm" svg:x="6.846cm" svg:y="9.34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386cm" svg:height="0.775cm" svg:x="6.576cm" svg:y="8.7cm">
          <draw:text-box>
            <text:p><text:span text:style-name="T7">Reg. Processor.py</text:span></text:p>
          </draw:text-box>
        </draw:frame>
        <draw:custom-shape draw:style-name="gr4" draw:text-style-name="P1" draw:layer="layout" svg:width="1.89cm" svg:height="2.43cm" svg:x="7.116cm" svg:y="9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779cm" svg:height="3.943cm" svg:x="6.451cm" svg:y="15.28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781cm" svg:height="0.775cm" svg:x="6.181cm" svg:y="14.639cm">
          <draw:text-box>
            <text:p><text:span text:style-name="T7">Utilities processor.py</text:span></text:p>
          </draw:text-box>
        </draw:frame>
        <draw:custom-shape draw:style-name="gr4" draw:text-style-name="P1" draw:layer="layout" svg:width="1.89cm" svg:height="2.43cm" svg:x="6.721cm" svg:y="15.719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2.333cm" svg:x1="5.717cm" svg:y1="11.722cm" svg:x2="11.655cm" svg:y2="14.158cm" draw:start-shape="id10" draw:start-glue-point="1" svg:d="M5717 11722h887v2436h5051" svg:viewBox="0 0 5939 2437">
          <text:p/>
        </draw:connector>
        <draw:connector draw:style-name="gr14" draw:text-style-name="P1" draw:layer="layout" draw:line-skew="-0.209cm" svg:x1="10.086cm" svg:y1="11.453cm" svg:x2="11.674cm" svg:y2="12.04cm" draw:start-shape="id11" draw:start-glue-point="1" svg:d="M10086 11453h836v587h752" svg:viewBox="0 0 1589 588">
          <text:p/>
        </draw:connector>
        <draw:connector draw:style-name="gr14" draw:text-style-name="P1" draw:layer="layout" draw:line-skew="-0.288cm" svg:x1="10.23cm" svg:y1="17.257cm" svg:x2="11.689cm" svg:y2="16.288cm" draw:start-shape="id12" draw:start-glue-point="1" svg:d="M10230 17257h692v-969h767" svg:viewBox="0 0 1460 970">
          <text:p/>
        </draw:connector>
        <draw:custom-shape draw:style-name="gr15" draw:text-style-name="P1" draw:layer="layout" svg:width="0.27cm" svg:height="0.54cm" svg:x="6.67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6.94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21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48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75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02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29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564cm" svg:y="4.8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6.67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6.94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21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48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75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02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29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564cm" svg:y="5.7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6.67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6.94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21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48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7.75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02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294cm" svg:y="7.5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cm" svg:height="0.54cm" svg:x="8.564cm" svg:y="7.554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.101cm" svg:height="1.022cm" draw:transform="rotate (-1.5707963267949) translate (8.457cm 6.474cm)">
          <draw:text-box>
            <text:p><text:span text:style-name="T1">...</text:span></text:p>
          </draw:text-box>
        </draw:frame>
        <draw:frame draw:style-name="gr10" draw:text-style-name="P13" draw:layer="layout" svg:width="3.24cm" svg:height="0.775cm" svg:x="6.257cm" svg:y="3.965cm">
          <draw:text-box>
            <text:p><text:span text:style-name="T7">Node queues</text:span></text:p>
          </draw:text-box>
        </draw:frame>
        <draw:connector draw:style-name="gr17" draw:text-style-name="P1" draw:layer="layout" draw:type="line" svg:x1="8.957cm" svg:y1="5.167cm" svg:x2="11.619cm" svg:y2="5.167cm" svg:d="M8957 5167h2662" svg:viewBox="0 0 2663 1">
          <text:p/>
        </draw:connector>
        <draw:connector draw:style-name="gr17" draw:text-style-name="P1" draw:layer="layout" draw:type="line" svg:x1="8.986cm" svg:y1="6.09cm" svg:x2="11.647cm" svg:y2="6.09cm" svg:d="M8986 6090h2661" svg:viewBox="0 0 2662 1">
          <text:p/>
        </draw:connector>
        <draw:connector draw:style-name="gr17" draw:text-style-name="P1" draw:layer="layout" draw:type="line" svg:x1="8.986cm" svg:y1="7.767cm" svg:x2="11.647cm" svg:y2="7.767cm" svg:d="M8986 7767h2661" svg:viewBox="0 0 2662 1">
          <text:p/>
        </draw:connector>
        <draw:connector draw:style-name="gr17" draw:text-style-name="P1" draw:layer="layout" draw:type="line" svg:x1="4.52cm" svg:y1="5.203cm" svg:x2="6.674cm" svg:y2="5.167cm" svg:d="M4520 5203l2154-36" svg:viewBox="0 0 2155 37">
          <text:p/>
        </draw:connector>
        <draw:custom-shape draw:style-name="gr1" draw:text-style-name="P1" draw:layer="layout" svg:width="3.779cm" svg:height="2.166cm" svg:x="0.319cm" svg:y="4.4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32cm" svg:height="0.775cm" svg:x="0cm" svg:y="3.893cm">
          <draw:text-box>
            <text:p><text:span text:style-name="T7">Waggle node</text:span></text:p>
          </draw:text-box>
        </draw:frame>
        <draw:connector draw:style-name="gr18" draw:text-style-name="P1" xml:id="id15" draw:id="id15" draw:layer="layout" draw:line-skew="-0.098cm" svg:x1="1.83cm" svg:y1="4.668cm" svg:x2="13.831cm" svg:y2="3.959cm" draw:start-shape="id13" draw:start-glue-point="0" svg:d="M1830 4668v-703h12001v-6" svg:viewBox="0 0 12002 710">
          <text:p/>
        </draw:connector>
        <draw:custom-shape draw:style-name="gr9" draw:text-style-name="P12" xml:id="id13" draw:id="id13" draw:layer="layout" svg:width="2.701cm" svg:height="0.81cm" svg:x="0.48cm" svg:y="4.668cm">
          <text:p text:style-name="P1"><text:span text:style-name="T2">Pika_push</text:span></text:p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1cm" svg:height="1.022cm" draw:transform="rotate (-1.5707963267949) translate (2.959cm 6.849cm)">
          <draw:text-box>
            <text:p><text:span text:style-name="T1">...</text:span></text:p>
          </draw:text-box>
        </draw:frame>
        <draw:frame draw:style-name="gr19" draw:text-style-name="P4" draw:layer="layout" svg:width="1.1cm" svg:height="1.022cm" draw:transform="rotate (-1.5707963267949) translate (6.199cm 6.395cm)">
          <draw:text-box>
            <text:p><text:span text:style-name="T1">...</text:span></text:p>
          </draw:text-box>
        </draw:frame>
        <draw:connector draw:style-name="gr17" draw:text-style-name="P1" draw:layer="layout" draw:type="line" svg:x1="3.827cm" svg:y1="5.99cm" svg:x2="6.674cm" svg:y2="5.961cm" draw:start-shape="id14" draw:start-glue-point="1" svg:d="M3827 5990l2847-29" svg:viewBox="0 0 2848 30">
          <text:p/>
        </draw:connector>
        <draw:connector draw:style-name="gr17" draw:text-style-name="P1" draw:layer="layout" draw:type="line" svg:x1="4.054cm" svg:y1="7.87cm" svg:x2="6.674cm" svg:y2="7.851cm" svg:d="M4054 7870l2620-19" svg:viewBox="0 0 2621 20">
          <text:p/>
        </draw:connector>
        <draw:connector draw:style-name="gr13" draw:text-style-name="P1" xml:id="id16" draw:id="id16" draw:layer="layout" svg:x1="16.063cm" svg:y1="6.989cm" svg:x2="22.181cm" svg:y2="6.332cm" draw:end-shape="id8" draw:end-glue-point="0" svg:d="M16063 6989h2735v-657h3383" svg:viewBox="0 0 6119 658">
          <text:p/>
        </draw:connector>
        <draw:custom-shape draw:style-name="gr1" draw:text-style-name="P1" draw:layer="layout" svg:width="5.329cm" svg:height="1.524cm" svg:x="22.352cm" svg:y="1.52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606cm" svg:y1="2.032cm" svg:x2="24.13cm" svg:y2="2.032cm">
          <text:p/>
        </draw:line>
        <draw:line draw:style-name="gr13" draw:text-style-name="P1" draw:layer="layout" svg:x1="22.606cm" svg:y1="2.64cm" svg:x2="24.13cm" svg:y2="2.64cm">
          <text:p/>
        </draw:line>
        <draw:frame draw:style-name="gr2" draw:text-style-name="P5" draw:layer="layout" svg:width="3.398cm" svg:height="0.806cm" svg:x="24.034cm" svg:y="1.624cm">
          <draw:text-box>
            <text:p><text:span text:style-name="T2">Synchronous</text:span></text:p>
          </draw:text-box>
        </draw:frame>
        <draw:frame draw:style-name="gr2" draw:text-style-name="P5" draw:layer="layout" svg:width="3.647cm" svg:height="0.806cm" svg:x="24.034cm" svg:y="2.242cm">
          <draw:text-box>
            <text:p><text:span text:style-name="T2">Asynchronous</text:span></text:p>
          </draw:text-box>
        </draw:frame>
        <draw:custom-shape draw:style-name="gr9" draw:text-style-name="P12" xml:id="id14" draw:id="id14" draw:layer="layout" svg:width="2.7cm" svg:height="0.81cm" svg:x="1.127cm" svg:y="5.585cm">
          <text:p text:style-name="P1"><text:span text:style-name="T2">Pika_pull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3.831cm" svg:y1="3.959cm" svg:x2="16.063cm" svg:y2="6.989cm" draw:start-shape="id15" draw:start-glue-point="3" draw:end-shape="id16" draw:end-glue-point="2" svg:d="M13831 3959h1116v3030h1116" svg:viewBox="0 0 2233 3031">
          <text:p/>
        </draw:connector>
        <draw:custom-shape draw:style-name="gr21" draw:text-style-name="P1" draw:layer="layout" svg:width="1.776cm" svg:height="2.16cm" svg:x="2.608cm" svg:y="16.57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" draw:text-style-name="P13" draw:layer="layout" svg:width="2.97cm" svg:height="0.775cm" svg:x="2.052cm" svg:y="15.662cm">
          <draw:text-box>
            <text:p><text:span text:style-name="T7">Cassandra</text:span></text:p>
          </draw:text-box>
        </draw:frame>
        <draw:connector draw:style-name="gr22" draw:text-style-name="P1" draw:layer="layout" draw:type="line" svg:x1="4.752cm" svg:y1="15.765cm" svg:x2="6.306cm" svg:y2="14.463cm" svg:d="M4752 15765l1554-1302" svg:viewBox="0 0 1555 1303">
          <text:p/>
        </draw:connector>
        <draw:connector draw:style-name="gr22" draw:text-style-name="P1" draw:layer="layout" draw:type="line" svg:x1="3.557cm" svg:y1="15.813cm" svg:x2="3.569cm" svg:y2="14.3cm" svg:d="M3557 15813l12-1513" svg:viewBox="0 0 13 1514">
          <text:p/>
        </draw:connector>
        <draw:connector draw:style-name="gr22" draw:text-style-name="P1" draw:layer="layout" draw:type="line" svg:x1="4.424cm" svg:y1="17.163cm" svg:x2="6.451cm" svg:y2="17.209cm" svg:d="M4424 17163l2027 46" svg:viewBox="0 0 2028 47">
          <text:p/>
        </draw:connector>
        <draw:frame draw:style-name="gr23" draw:text-style-name="P4" draw:layer="layout" svg:width="5.781cm" svg:height="1.023cm" svg:x="17.331cm" svg:y="3.556cm">
          <draw:text-box>
            <text:p><text:span text:style-name="T1">Waggle_router.py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9" draw:text-style-name="P12" xml:id="id20" draw:id="id20" draw:layer="layout" svg:width="3.556cm" svg:height="1.016cm" svg:x="11.522cm" svg:y="6.786cm">
          <text:p text:style-name="P1"><text:span text:style-name="T2">Receiv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xml:id="id19" draw:id="id19" draw:layer="layout" draw:type="line" svg:x1="13.289cm" svg:y1="1.77cm" svg:x2="13.315cm" svg:y2="2.74cm" draw:start-shape="id17" draw:start-glue-point="2" draw:end-shape="id18" draw:end-glue-point="4" svg:d="M13289 1770l26 970" svg:viewBox="0 0 27 971">
          <text:p/>
        </draw:connector>
        <draw:custom-shape draw:style-name="gr9" draw:text-style-name="P1" xml:id="id18" draw:id="id18" draw:layer="layout" svg:width="2.77cm" svg:height="2.77cm" svg:x="11.93cm" svg:y="2.74cm">
          <text:p text:style-name="P1"><text:span text:style-name="T2">Flush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line-skew="0.745cm" svg:x1="14.7cm" svg:y1="4.125cm" svg:x2="13.302cm" svg:y2="2.255cm" draw:start-shape="id18" draw:start-glue-point="7" draw:end-shape="id19" draw:end-glue-point="0" svg:d="M14700 4125h1247v-1870h-2645" svg:viewBox="0 0 2646 1871">
          <text:p/>
        </draw:connector>
        <draw:frame draw:style-name="gr24" draw:text-style-name="P13" draw:layer="layout" svg:width="1.524cm" svg:height="0.729cm" svg:x="14.676cm" svg:y="3.502cm">
          <draw:text-box>
            <text:p><text:span text:style-name="T7">YES</text:span></text:p>
          </draw:text-box>
        </draw:frame>
        <draw:connector draw:style-name="gr6" draw:text-style-name="P1" xml:id="id34" draw:id="id34" draw:layer="layout" draw:type="line" svg:x1="13.315cm" svg:y1="5.51cm" svg:x2="13.3cm" svg:y2="6.786cm" draw:start-shape="id18" draw:start-glue-point="6" draw:end-shape="id20" draw:end-glue-point="0" svg:d="M13315 5510l-15 1276" svg:viewBox="0 0 16 1277">
          <text:p/>
        </draw:connector>
        <draw:frame draw:style-name="gr25" draw:text-style-name="P13" draw:layer="layout" svg:width="1.524cm" svg:height="0.786cm" svg:x="13.176cm" svg:y="5.31cm">
          <draw:text-box>
            <text:p><text:span text:style-name="T7">NO</text:span></text:p>
          </draw:text-box>
        </draw:frame>
        <draw:custom-shape draw:style-name="gr9" draw:text-style-name="P1" xml:id="id21" draw:id="id21" draw:layer="layout" svg:width="2.77cm" svg:height="2.77cm" svg:x="1.108cm" svg:y="8.728cm">
          <text:p text:style-name="P1"><text:span text:style-name="T2">Is data</text:span></text:p>
          <text:p text:style-name="P1"><text:span text:style-name="T2">flus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23" draw:id="id23" draw:layer="layout" svg:width="2.77cm" svg:height="2.77cm" svg:x="7.858cm" svg:y="8.728cm">
          <text:p text:style-name="P1"><text:span text:style-name="T2">Is '|'</text:span></text:p>
          <text:p text:style-name="P1"><text:span text:style-name="T2">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2" draw:id="id22" draw:layer="layout" svg:width="3.556cm" svg:height="1.016cm" svg:x="0.754cm" svg:y="13.046cm">
          <text:p text:style-name="P1"><text:span text:style-name="T2">Flush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.493cm" svg:y1="11.498cm" svg:x2="2.532cm" svg:y2="13.046cm" draw:start-shape="id21" draw:start-glue-point="6" draw:end-shape="id22" svg:d="M2493 11498l39 1548" svg:viewBox="0 0 40 1549">
          <text:p/>
        </draw:connector>
        <draw:frame draw:style-name="gr24" draw:text-style-name="P13" draw:layer="layout" svg:width="1.524cm" svg:height="0.729cm" svg:x="3.878cm" svg:y="9.49cm">
          <draw:text-box>
            <text:p><text:span text:style-name="T7">NO</text:span></text:p>
          </draw:text-box>
        </draw:frame>
        <draw:connector draw:style-name="gr6" draw:text-style-name="P1" draw:layer="layout" draw:type="line" svg:x1="3.878cm" svg:y1="10.08cm" svg:x2="7.858cm" svg:y2="10.113cm" draw:end-shape="id23" draw:end-glue-point="5" svg:d="M3878 10080l3980 33" svg:viewBox="0 0 3981 34">
          <text:p/>
        </draw:connector>
        <draw:frame draw:style-name="gr25" draw:text-style-name="P13" draw:layer="layout" svg:width="1.524cm" svg:height="0.786cm" svg:x="2.354cm" svg:y="11.498cm">
          <draw:text-box>
            <text:p><text:span text:style-name="T7">YES</text:span></text:p>
          </draw:text-box>
        </draw:frame>
        <draw:custom-shape draw:style-name="gr9" draw:text-style-name="P1" xml:id="id28" draw:id="id28" draw:layer="layout" svg:width="2.77cm" svg:height="2.77cm" svg:x="7.85cm" svg:y="12.514cm">
          <text:p text:style-name="P1"><text:span text:style-name="T2">Is 'o'</text:span></text:p>
          <text:p text:style-name="P1"><text:span text:style-name="T2">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1.524cm" svg:height="0.786cm" svg:x="2.355cm" svg:y="17.918cm">
          <draw:text-box>
            <text:p><text:span text:style-name="T7">YES</text:span></text:p>
          </draw:text-box>
        </draw:frame>
        <draw:custom-shape draw:style-name="gr9" draw:text-style-name="P12" xml:id="id24" draw:id="id24" draw:layer="layout" svg:width="3.556cm" svg:height="1.016cm" svg:x="5.334cm" svg:y="15.578cm">
          <text:p text:style-name="P1"><text:span text:style-name="T2">Check</text:span></text:p>
          <text:p text:style-name="P1"><text:span text:style-name="T2">incoming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-0.183cm 0cm -0.107cm" svg:x1="13.3cm" svg:y1="7.802cm" svg:x2="2.493cm" svg:y2="8.728cm" draw:start-shape="id20" draw:start-glue-point="2" draw:end-shape="id21" draw:end-glue-point="4" svg:d="M13300 7802v318h-5599-5208v608" svg:viewBox="0 0 10808 927">
          <text:p/>
        </draw:connector>
        <draw:connector draw:style-name="gr6" draw:text-style-name="P1" draw:layer="layout" draw:type="line" svg:x1="7.112cm" svg:y1="16.594cm" svg:x2="7.088cm" svg:y2="17.556cm" draw:start-shape="id24" draw:start-glue-point="2" draw:end-shape="id25" draw:end-glue-point="0" svg:d="M7112 16594l-24 962" svg:viewBox="0 0 25 963">
          <text:p/>
        </draw:connector>
        <draw:custom-shape draw:style-name="gr9" draw:text-style-name="P12" xml:id="id25" draw:id="id25" draw:layer="layout" svg:width="3.556cm" svg:height="1.778cm" svg:x="5.31cm" svg:y="17.556cm">
          <text:p text:style-name="P1"><text:span text:style-name="T2">Send msg</text:span></text:p>
          <text:p text:style-name="P1"><text:span text:style-name="T2">if not null</text:span></text:p>
          <text:p text:style-name="P1"><text:span text:style-name="T8">(if null, send 'False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26" draw:id="id26" draw:layer="layout" svg:width="3.556cm" svg:height="1.016cm" svg:x="9.628cm" svg:y="15.578cm">
          <text:p text:style-name="P1"><text:span text:style-name="T2">Check</text:span></text:p>
          <text:p text:style-name="P1"><text:span text:style-name="T2">outgoing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.406cm" svg:y1="16.594cm" svg:x2="11.382cm" svg:y2="17.556cm" draw:start-shape="id26" draw:start-glue-point="2" draw:end-shape="id27" draw:end-glue-point="0" svg:d="M11406 16594l-24 962" svg:viewBox="0 0 25 963">
          <text:p/>
        </draw:connector>
        <draw:custom-shape draw:style-name="gr9" draw:text-style-name="P12" xml:id="id27" draw:id="id27" draw:layer="layout" svg:width="3.556cm" svg:height="1.778cm" svg:x="9.604cm" svg:y="17.556cm">
          <text:p text:style-name="P1"><text:span text:style-name="T2">Send msg</text:span></text:p>
          <text:p text:style-name="P1"><text:span text:style-name="T2">if not null</text:span></text:p>
          <text:p text:style-name="P1"><text:span text:style-name="T8">(if null, send 'False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243cm" svg:y1="11.498cm" svg:x2="9.235cm" svg:y2="12.514cm" draw:start-shape="id23" draw:start-glue-point="6" draw:end-shape="id28" draw:end-glue-point="4" svg:d="M9243 11498v509h-8v507" svg:viewBox="0 0 9 1017">
          <text:p/>
        </draw:connector>
        <draw:connector draw:style-name="gr6" draw:text-style-name="P1" draw:layer="layout" svg:x1="7.85cm" svg:y1="13.899cm" svg:x2="7.112cm" svg:y2="15.578cm" draw:start-shape="id28" draw:start-glue-point="5" draw:end-shape="id24" draw:end-glue-point="0" svg:d="M7850 13899h-738v1679" svg:viewBox="0 0 739 1680">
          <text:p/>
        </draw:connector>
        <draw:connector draw:style-name="gr6" draw:text-style-name="P1" draw:layer="layout" svg:x1="10.62cm" svg:y1="13.899cm" svg:x2="11.406cm" svg:y2="15.578cm" draw:start-shape="id28" draw:start-glue-point="7" draw:end-shape="id26" svg:d="M10620 13899h786v1679" svg:viewBox="0 0 787 1680">
          <text:p/>
        </draw:connector>
        <draw:frame draw:style-name="gr25" draw:text-style-name="P13" draw:layer="layout" svg:width="1.524cm" svg:height="0.786cm" svg:x="9.104cm" svg:y="11.468cm">
          <draw:text-box>
            <text:p><text:span text:style-name="T7">YES</text:span></text:p>
          </draw:text-box>
        </draw:frame>
        <draw:frame draw:style-name="gr25" draw:text-style-name="P13" draw:layer="layout" svg:width="1.524cm" svg:height="0.786cm" svg:x="6.68cm" svg:y="13.252cm">
          <draw:text-box>
            <text:p><text:span text:style-name="T7">NO</text:span></text:p>
          </draw:text-box>
        </draw:frame>
        <draw:frame draw:style-name="gr25" draw:text-style-name="P13" draw:layer="layout" svg:width="1.524cm" svg:height="0.786cm" svg:x="10.436cm" svg:y="13.252cm">
          <draw:text-box>
            <text:p><text:span text:style-name="T7">YES</text:span></text:p>
          </draw:text-box>
        </draw:frame>
        <draw:frame draw:style-name="gr24" draw:text-style-name="P13" draw:layer="layout" svg:width="1.524cm" svg:height="0.729cm" svg:x="10.59cm" svg:y="9.523cm">
          <draw:text-box>
            <text:p><text:span text:style-name="T7">NO</text:span></text:p>
          </draw:text-box>
        </draw:frame>
        <draw:connector draw:style-name="gr6" draw:text-style-name="P1" draw:layer="layout" draw:type="line" svg:x1="10.628cm" svg:y1="10.113cm" svg:x2="12.138cm" svg:y2="10.152cm" draw:start-shape="id23" draw:start-glue-point="7" draw:end-shape="id29" draw:end-glue-point="3" svg:d="M10628 10113l1510 39" svg:viewBox="0 0 1511 40">
          <text:p/>
        </draw:connector>
        <draw:custom-shape draw:style-name="gr9" draw:text-style-name="P1" xml:id="id30" draw:id="id30" draw:layer="layout" svg:width="2.77cm" svg:height="2.77cm" svg:x="16.496cm" svg:y="8.752cm">
          <text:p text:style-name="P1"><text:span text:style-name="T2">Is ID</text:span></text:p>
          <text:p text:style-name="P1"><text:span text:style-name="T2">Clo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9" draw:id="id29" draw:layer="layout" svg:width="3.556cm" svg:height="1.016cm" svg:x="12.138cm" svg:y="9.644cm">
          <text:p text:style-name="P1"><text:span text:style-name="T2">Get recipient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5.694cm" svg:y1="10.152cm" svg:x2="16.496cm" svg:y2="10.137cm" draw:start-shape="id29" draw:start-glue-point="1" draw:end-shape="id30" draw:end-glue-point="5" svg:d="M15694 10152l802-15" svg:viewBox="0 0 803 16">
          <text:p/>
        </draw:connector>
        <draw:custom-shape draw:style-name="gr9" draw:text-style-name="P12" xml:id="id31" draw:id="id31" draw:layer="layout" svg:width="3.556cm" svg:height="1.016cm" svg:x="16.086cm" svg:y="12.992cm">
          <text:p text:style-name="P1"><text:span text:style-name="T2">Send msg to</text:span></text:p>
          <text:p text:style-name="P1"><text:span text:style-name="T2">Outgoing 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881cm" svg:y1="11.522cm" svg:x2="17.864cm" svg:y2="12.992cm" draw:start-shape="id30" draw:start-glue-point="6" draw:end-shape="id31" draw:end-glue-point="0" svg:d="M17881 11522l-17 1470" svg:viewBox="0 0 18 1471">
          <text:p/>
        </draw:connector>
        <draw:frame draw:style-name="gr25" draw:text-style-name="P13" draw:layer="layout" svg:width="1.524cm" svg:height="0.786cm" svg:x="17.742cm" svg:y="11.498cm">
          <draw:text-box>
            <text:p><text:span text:style-name="T7">YES</text:span></text:p>
          </draw:text-box>
        </draw:frame>
        <draw:custom-shape draw:style-name="gr9" draw:text-style-name="P1" xml:id="id32" draw:id="id32" draw:layer="layout" svg:width="2.77cm" svg:height="2.77cm" svg:x="21.268cm" svg:y="10.953cm">
          <text:p text:style-name="P1"><text:span text:style-name="T2">Is ID</text:span></text:p>
          <text:p text:style-name="P1"><text:span text:style-name="T2">Node or 1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5" draw:id="id35" draw:layer="layout" svg:width="3.556cm" svg:height="1.016cm" svg:x="18.696cm" svg:y="15.424cm">
          <text:p text:style-name="P1"><text:span text:style-name="T2">Consume ms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3" draw:layer="layout" svg:width="1.524cm" svg:height="0.786cm" svg:x="20.166cm" svg:y="11.706cm">
          <draw:text-box>
            <text:p><text:span text:style-name="T7">YES</text:span></text:p>
          </draw:text-box>
        </draw:frame>
        <draw:frame draw:style-name="gr25" draw:text-style-name="P13" draw:layer="layout" svg:width="1.524cm" svg:height="0.786cm" svg:x="20.18cm" svg:y="9.566cm">
          <draw:text-box>
            <text:p><text:span text:style-name="T7">NO</text:span></text:p>
          </draw:text-box>
        </draw:frame>
        <draw:frame draw:style-name="gr25" draw:text-style-name="P13" draw:layer="layout" svg:width="1.524cm" svg:height="0.786cm" svg:x="23.79cm" svg:y="11.666cm">
          <draw:text-box>
            <text:p><text:span text:style-name="T7">NO</text:span></text:p>
          </draw:text-box>
        </draw:frame>
        <draw:custom-shape draw:style-name="gr9" draw:text-style-name="P12" xml:id="id33" draw:id="id33" draw:layer="layout" svg:width="3.556cm" svg:height="1.016cm" svg:x="23.26cm" svg:y="15.446cm">
          <text:p text:style-name="P1"><text:span text:style-name="T2">Send msg to</text:span></text:p>
          <text:p text:style-name="P1"><text:span text:style-name="T2">Incoming 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4.038cm" svg:y1="12.338cm" svg:x2="25.038cm" svg:y2="15.446cm" draw:start-shape="id32" draw:start-glue-point="7" draw:end-shape="id33" svg:d="M24038 12338h1000v3108" svg:viewBox="0 0 1001 3109">
          <text:p/>
        </draw:connector>
        <draw:connector draw:style-name="gr6" draw:text-style-name="P1" draw:layer="layout" draw:line-skew="-0.015cm" svg:x1="26.816cm" svg:y1="15.954cm" svg:x2="13.307cm" svg:y2="6.148cm" draw:start-shape="id33" draw:start-glue-point="1" draw:end-shape="id34" draw:end-glue-point="0" svg:d="M26816 15954h486v-9806h-13995" svg:viewBox="0 0 13996 9807">
          <text:p/>
        </draw:connector>
        <draw:connector draw:style-name="gr26" draw:text-style-name="P1" draw:layer="layout" draw:line-skew="0.154cm" svg:x1="7.088cm" svg:y1="19.334cm" svg:x2="7.079cm" svg:y2="20.124cm" draw:start-shape="id25" draw:start-glue-point="2" svg:d="M7088 19334v800h-9v-10" svg:viewBox="0 0 10 801">
          <text:p/>
        </draw:connector>
        <draw:connector draw:style-name="gr26" draw:text-style-name="P1" draw:layer="layout" draw:line-skew="0.154cm" svg:x1="11.406cm" svg:y1="19.334cm" svg:x2="11.397cm" svg:y2="20.124cm" svg:d="M11406 19334v800h-9v-10" svg:viewBox="0 0 10 801">
          <text:p/>
        </draw:connector>
        <draw:connector draw:style-name="gr26" draw:text-style-name="P1" draw:layer="layout" draw:line-skew="4.874cm" svg:x1="17.864cm" svg:y1="14.008cm" svg:x2="27.3cm" svg:y2="15.954cm" draw:start-shape="id31" draw:start-glue-point="2" svg:d="M17864 14008v6119h9436v-4173" svg:viewBox="0 0 9437 6120">
          <text:p/>
        </draw:connector>
        <draw:custom-shape draw:style-name="gr9" draw:text-style-name="P1" xml:id="id36" draw:id="id36" draw:layer="layout" svg:width="2.77cm" svg:height="2.77cm" svg:x="1.125cm" svg:y="15.193cm">
          <text:p text:style-name="P1"><text:span text:style-name="T2">Stop</text:span></text:p>
          <text:p text:style-name="P1"><text:span text:style-name="T2">proces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9.266cm" svg:y1="10.137cm" svg:x2="22.653cm" svg:y2="10.953cm" draw:start-shape="id30" draw:end-shape="id32" draw:end-glue-point="4" svg:d="M19266 10137h3387v816" svg:viewBox="0 0 3388 817">
          <text:p/>
        </draw:connector>
        <draw:connector draw:style-name="gr6" draw:text-style-name="P1" draw:layer="layout" svg:x1="21.268cm" svg:y1="12.338cm" svg:x2="20.474cm" svg:y2="15.424cm" draw:start-shape="id32" draw:start-glue-point="5" draw:end-shape="id35" draw:end-glue-point="0" svg:d="M21268 12338h-794v3086" svg:viewBox="0 0 795 3087">
          <text:p/>
        </draw:connector>
        <draw:custom-shape draw:style-name="gr9" draw:text-style-name="P1" xml:id="id17" draw:id="id17" draw:layer="layout" svg:width="2.794cm" svg:height="0.931cm" svg:x="11.892cm" svg:y="0.839cm">
          <text:p text:style-name="P1">star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7" draw:id="id37" draw:layer="layout" svg:width="2.794cm" svg:height="0.931cm" svg:x="1.116cm" svg:y="18.943cm">
          <text:p text:style-name="P1">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.51cm" svg:y1="17.963cm" svg:x2="2.513cm" svg:y2="18.943cm" draw:start-shape="id36" draw:start-glue-point="6" draw:end-shape="id37" draw:end-glue-point="0" svg:d="M2510 17963l3 980" svg:viewBox="0 0 4 981">
          <text:p/>
        </draw:connector>
        <draw:connector draw:style-name="gr27" draw:text-style-name="P1" draw:layer="layout" draw:line-skew="-6.335cm" svg:x1="3.895cm" svg:y1="16.578cm" svg:x2="17.925cm" svg:y2="20.123cm" draw:start-shape="id36" draw:start-glue-point="7" svg:d="M3895 16578h931v3545h13099" svg:viewBox="0 0 14031 3546">
          <text:p/>
        </draw:connector>
        <draw:frame draw:style-name="gr25" draw:text-style-name="P13" draw:layer="layout" svg:width="1.524cm" svg:height="0.786cm" svg:x="3.756cm" svg:y="15.962cm">
          <draw:text-box>
            <text:p><text:span text:style-name="T7">NO</text:span></text:p>
          </draw:text-box>
        </draw:frame>
        <draw:connector draw:style-name="gr6" draw:text-style-name="P1" draw:layer="layout" draw:type="line" svg:x1="2.532cm" svg:y1="14.062cm" svg:x2="2.51cm" svg:y2="15.193cm" draw:start-shape="id22" draw:start-glue-point="2" draw:end-shape="id36" draw:end-glue-point="4" svg:d="M2532 14062l-22 1131" svg:viewBox="0 0 23 1132">
          <text:p/>
        </draw:connector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5.902cm" svg:height="4.572cm" svg:x="10.362cm" svg:y="6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02cm" svg:height="4.572cm" svg:x="16.966cm" svg:y="6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6cm" svg:height="4.064cm" svg:x="23.57cm" svg:y="6.3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685cm" svg:height="0.962cm" svg:x="14.049cm" svg:y="0.31cm">
          <draw:text-box>
            <text:p text:style-name="P2"><text:span text:style-name="T1">Waggle protocol v0.4 message routing process</text:span></text:p>
          </draw:text-box>
        </draw:frame>
        <draw:custom-shape draw:style-name="gr28" draw:text-style-name="P1" draw:layer="layout" svg:width="2.794cm" svg:height="1.778cm" svg:x="1.532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2.294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4.072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4.58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3.056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2.548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5.342cm" svg:y="4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727cm" svg:height="0.962cm" svg:x="2.394cm" svg:y="4.426cm">
          <draw:text-box>
            <text:p><text:span text:style-name="T1">Beehive server</text:span></text:p>
          </draw:text-box>
        </draw:frame>
        <draw:frame draw:style-name="gr3" draw:text-style-name="P4" draw:layer="layout" svg:width="4.206cm" svg:height="0.962cm" svg:x="10.676cm" svg:y="5.61cm">
          <draw:text-box>
            <text:p><text:span text:style-name="T1">Waggle node</text:span></text:p>
          </draw:text-box>
        </draw:frame>
        <draw:frame draw:style-name="gr3" draw:text-style-name="P4" draw:layer="layout" svg:width="2.788cm" svg:height="0.962cm" svg:x="18.18cm" svg:y="5.61cm">
          <draw:text-box>
            <text:p><text:span text:style-name="T1">Payload</text:span></text:p>
          </draw:text-box>
        </draw:frame>
        <draw:custom-shape draw:style-name="gr4" draw:text-style-name="P1" draw:layer="layout" svg:width="1.697cm" svg:height="0.778cm" svg:x="24.211cm" svg:y="9.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1cm" svg:height="0.962cm" svg:x="23.97cm" svg:y="5.81cm">
          <draw:text-box>
            <text:p><text:span text:style-name="T1">Plugin1</text:span></text:p>
          </draw:text-box>
        </draw:frame>
        <draw:frame draw:style-name="gr2" draw:text-style-name="P4" draw:layer="layout" svg:width="11.953cm" svg:height="0.962cm" svg:x="0.162cm" svg:y="1.84cm">
          <draw:text-box>
            <text:p><text:span text:style-name="T1">Upstream of a message from the plugin1</text:span></text:p>
          </draw:text-box>
        </draw:frame>
        <draw:frame draw:style-name="gr2" draw:text-style-name="P4" draw:layer="layout" svg:width="12.021cm" svg:height="0.962cm" svg:x="0.263cm" svg:y="11.092cm">
          <draw:text-box>
            <text:p><text:span text:style-name="T1">Downstream of a message to the plugin1</text:span></text:p>
          </draw:text-box>
        </draw:frame>
        <draw:frame draw:style-name="gr5" draw:text-style-name="P5" draw:layer="layout" svg:width="1.467cm" svg:height="0.962cm" svg:x="24.211cm" svg:y="9.38cm">
          <draw:text-box>
            <text:p><text:span text:style-name="T2">data</text:span></text:p>
          </draw:text-box>
        </draw:frame>
        <draw:line draw:style-name="gr6" draw:text-style-name="P1" draw:layer="layout" svg:x1="24.138cm" svg:y1="9.804cm" svg:x2="22.754cm" svg:y2="9.804cm">
          <text:p/>
        </draw:line>
        <draw:line draw:style-name="gr6" draw:text-style-name="P1" draw:layer="layout" svg:x1="17.28cm" svg:y1="9.804cm" svg:x2="15.896cm" svg:y2="9.804cm">
          <text:p/>
        </draw:line>
        <draw:line draw:style-name="gr6" draw:text-style-name="P1" draw:layer="layout" svg:x1="10.422cm" svg:y1="9.82cm" svg:x2="7.882cm" svg:y2="9.82cm">
          <text:p/>
        </draw:line>
        <draw:custom-shape draw:style-name="gr4" draw:text-style-name="P1" draw:layer="layout" svg:width="4.318cm" svg:height="1.778cm" svg:x="17.788cm" svg:y="7.33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7.28cm" svg:y="6.528cm">
          <draw:text-box>
            <text:p><text:span text:style-name="T2">Routing table</text:span></text:p>
          </draw:text-box>
        </draw:frame>
        <draw:line draw:style-name="gr6" draw:text-style-name="P1" draw:layer="layout" svg:x1="19.312cm" svg:y1="9.62cm" svg:x2="18.296cm" svg:y2="8.096cm">
          <text:p/>
        </draw:line>
        <draw:frame draw:style-name="gr2" draw:text-style-name="P6" draw:layer="layout" svg:width="3.444cm" svg:height="0.692cm" svg:x="18.55cm" svg:y="7.588cm">
          <draw:text-box>
            <text:p><text:span text:style-name="T3">The queue name</text:span></text:p>
          </draw:text-box>
        </draw:frame>
        <draw:frame draw:style-name="gr5" draw:text-style-name="P7" draw:layer="layout" svg:width="1.27cm" svg:height="0.962cm" svg:x="17.534cm" svg:y="7.588cm">
          <draw:text-box>
            <text:p><text:span text:style-name="T4">PUID</text:span></text:p>
          </draw:text-box>
        </draw:frame>
        <draw:custom-shape draw:style-name="gr4" draw:text-style-name="P1" draw:layer="layout" svg:width="4.318cm" svg:height="1.778cm" svg:x="11.338cm" svg:y="7.22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0.63cm" svg:y="6.418cm">
          <draw:text-box>
            <text:p><text:span text:style-name="T2">Routing table</text:span></text:p>
          </draw:text-box>
        </draw:frame>
        <draw:frame draw:style-name="gr5" draw:text-style-name="P6" draw:layer="layout" svg:width="3.245cm" svg:height="0.962cm" svg:x="12.046cm" svg:y="7.488cm">
          <draw:text-box>
            <text:p><text:span text:style-name="T3">The payload_ID</text:span></text:p>
          </draw:text-box>
        </draw:frame>
        <draw:line draw:style-name="gr6" draw:text-style-name="P1" draw:layer="layout" svg:x1="12.454cm" svg:y1="9.62cm" svg:x2="11.946cm" svg:y2="8.096cm">
          <text:p/>
        </draw:line>
        <draw:frame draw:style-name="gr5" draw:text-style-name="P7" draw:layer="layout" svg:width="1.27cm" svg:height="0.962cm" svg:x="11.063cm" svg:y="7.488cm">
          <draw:text-box>
            <text:p><text:span text:style-name="T4">PUID</text:span></text:p>
          </draw:text-box>
        </draw:frame>
        <draw:custom-shape draw:style-name="gr4" draw:text-style-name="P1" draw:layer="layout" svg:width="5.842cm" svg:height="2.496cm" svg:x="2.294cm" svg:y="6.34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6.403cm" svg:height="0.806cm" svg:x="2.294cm" svg:y="5.596cm">
          <draw:text-box>
            <text:p><text:span text:style-name="T2">Routing table (</text:span><text:span text:style-name="T9">if consider</text:span><text:span text:style-name="T2">)</text:span></text:p>
          </draw:text-box>
        </draw:frame>
        <draw:line draw:style-name="gr6" draw:text-style-name="P1" draw:layer="layout" svg:x1="3.056cm" svg:y1="9.406cm" svg:x2="4.326cm" svg:y2="7.558cm">
          <text:p/>
        </draw:line>
        <draw:frame draw:style-name="gr5" draw:text-style-name="P7" draw:layer="layout" svg:width="2.859cm" svg:height="0.962cm" svg:x="2.273cm" svg:y="6.92cm">
          <draw:text-box>
            <text:p><text:span text:style-name="T4">(PUID, sender_ID)</text:span></text:p>
          </draw:text-box>
        </draw:frame>
        <draw:line draw:style-name="gr6" draw:text-style-name="P1" draw:layer="layout" svg:x1="4.326cm" svg:y1="9.406cm" svg:x2="3.056cm" svg:y2="7.558cm">
          <text:p/>
        </draw:line>
        <draw:line draw:style-name="gr29" draw:text-style-name="P1" draw:layer="layout" svg:x1="0.254cm" svg:y1="10.922cm" svg:x2="27.432cm" svg:y2="10.922cm">
          <text:p/>
        </draw:line>
        <draw:custom-shape draw:style-name="gr1" draw:text-style-name="P1" draw:layer="layout" svg:width="5.902cm" svg:height="4.572cm" svg:x="10.362cm" svg:y="15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02cm" svg:height="4.572cm" svg:x="16.966cm" svg:y="15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16cm" svg:height="4.064cm" svg:x="23.57cm" svg:y="15.7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4cm" svg:height="1.778cm" svg:x="1.53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2.29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4.07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4.58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3.05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2.548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794cm" svg:height="1.778cm" svg:x="5.34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727cm" svg:height="0.962cm" svg:x="2.394cm" svg:y="13.816cm">
          <draw:text-box>
            <text:p><text:span text:style-name="T1">Beehive server</text:span></text:p>
          </draw:text-box>
        </draw:frame>
        <draw:frame draw:style-name="gr3" draw:text-style-name="P4" draw:layer="layout" svg:width="4.206cm" svg:height="0.962cm" svg:x="10.676cm" svg:y="15cm">
          <draw:text-box>
            <text:p><text:span text:style-name="T1">Waggle node</text:span></text:p>
          </draw:text-box>
        </draw:frame>
        <draw:frame draw:style-name="gr3" draw:text-style-name="P4" draw:layer="layout" svg:width="2.788cm" svg:height="0.962cm" svg:x="18.18cm" svg:y="15cm">
          <draw:text-box>
            <text:p><text:span text:style-name="T1">Payload</text:span></text:p>
          </draw:text-box>
        </draw:frame>
        <draw:frame draw:style-name="gr3" draw:text-style-name="P4" draw:layer="layout" svg:width="2.61cm" svg:height="0.962cm" svg:x="23.97cm" svg:y="15.2cm">
          <draw:text-box>
            <text:p><text:span text:style-name="T1">Plugin1</text:span></text:p>
          </draw:text-box>
        </draw:frame>
        <draw:line draw:style-name="gr30" draw:text-style-name="P1" draw:layer="layout" svg:x1="24.138cm" svg:y1="19.194cm" svg:x2="22.754cm" svg:y2="19.194cm">
          <text:p/>
        </draw:line>
        <draw:line draw:style-name="gr30" draw:text-style-name="P1" draw:layer="layout" svg:x1="17.28cm" svg:y1="19.178cm" svg:x2="15.896cm" svg:y2="19.178cm">
          <text:p/>
        </draw:line>
        <draw:line draw:style-name="gr30" draw:text-style-name="P1" draw:layer="layout" svg:x1="10.422cm" svg:y1="19.194cm" svg:x2="7.882cm" svg:y2="19.194cm">
          <text:p/>
        </draw:line>
        <draw:custom-shape draw:style-name="gr4" draw:text-style-name="P1" draw:layer="layout" svg:width="4.318cm" svg:height="1.778cm" svg:x="17.788cm" svg:y="16.72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7.28cm" svg:y="15.918cm">
          <draw:text-box>
            <text:p><text:span text:style-name="T2">Routing table</text:span></text:p>
          </draw:text-box>
        </draw:frame>
        <draw:frame draw:style-name="gr2" draw:text-style-name="P6" draw:layer="layout" svg:width="3.444cm" svg:height="0.692cm" svg:x="18.55cm" svg:y="16.978cm">
          <draw:text-box>
            <text:p><text:span text:style-name="T3">The queue name</text:span></text:p>
          </draw:text-box>
        </draw:frame>
        <draw:frame draw:style-name="gr5" draw:text-style-name="P7" draw:layer="layout" svg:width="1.27cm" svg:height="0.962cm" svg:x="17.534cm" svg:y="16.978cm">
          <draw:text-box>
            <text:p><text:span text:style-name="T4">PUID</text:span></text:p>
          </draw:text-box>
        </draw:frame>
        <draw:custom-shape draw:style-name="gr4" draw:text-style-name="P1" draw:layer="layout" svg:width="4.318cm" svg:height="1.778cm" svg:x="11.338cm" svg:y="16.61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3.427cm" svg:height="0.806cm" svg:x="10.63cm" svg:y="15.808cm">
          <draw:text-box>
            <text:p><text:span text:style-name="T2">Routing table</text:span></text:p>
          </draw:text-box>
        </draw:frame>
        <draw:frame draw:style-name="gr5" draw:text-style-name="P6" draw:layer="layout" svg:width="3.245cm" svg:height="0.962cm" svg:x="12.046cm" svg:y="16.878cm">
          <draw:text-box>
            <text:p><text:span text:style-name="T3">The payload_ID</text:span></text:p>
          </draw:text-box>
        </draw:frame>
        <draw:custom-shape draw:style-name="gr4" draw:text-style-name="P1" draw:layer="layout" svg:width="1.001cm" svg:height="0.778cm" svg:x="6.881cm" svg:y="18.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2.909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2.909cm" svg:y="18.74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5.495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5.317cm" svg:y="18.74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6.881cm" svg:y="18.74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4.277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4.099cm" svg:y="18.74cm">
          <draw:text-box>
            <text:p><text:span text:style-name="T5">PUID</text:span></text:p>
          </draw:text-box>
        </draw:frame>
        <draw:frame draw:style-name="gr5" draw:text-style-name="P7" draw:layer="layout" svg:width="1.27cm" svg:height="0.962cm" svg:x="11.063cm" svg:y="16.878cm">
          <draw:text-box>
            <text:p><text:span text:style-name="T4">PUID</text:span></text:p>
          </draw:text-box>
        </draw:frame>
        <draw:custom-shape draw:style-name="gr4" draw:text-style-name="P1" draw:layer="layout" svg:width="5.842cm" svg:height="2.496cm" svg:x="2.294cm" svg:y="15.73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5" draw:layer="layout" svg:width="6.403cm" svg:height="0.806cm" svg:x="2.294cm" svg:y="14.986cm">
          <draw:text-box>
            <text:p><text:span text:style-name="T2">Routing table (</text:span><text:span text:style-name="T9">if consider</text:span><text:span text:style-name="T2">)</text:span></text:p>
          </draw:text-box>
        </draw:frame>
        <draw:line draw:style-name="gr30" draw:text-style-name="P1" draw:layer="layout" svg:x1="3.556cm" svg:y1="18.74cm" svg:x2="4.326cm" svg:y2="16.948cm">
          <text:p/>
        </draw:line>
        <draw:line draw:style-name="gr30" draw:text-style-name="P1" draw:layer="layout" svg:x1="4.826cm" svg:y1="18.74cm" svg:x2="3.056cm" svg:y2="16.948cm">
          <text:p/>
        </draw:line>
        <draw:custom-shape draw:style-name="gr4" draw:text-style-name="P1" draw:layer="layout" svg:width="1.001cm" svg:height="0.778cm" svg:x="6.5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2.54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2.54cm" svg:y="9.398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5.126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4.948cm" svg:y="9.398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6.512cm" svg:y="9.398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3.908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3.73cm" svg:y="9.398cm">
          <draw:text-box>
            <text:p><text:span text:style-name="T5">PUID</text:span></text:p>
          </draw:text-box>
        </draw:frame>
        <draw:custom-shape draw:style-name="gr4" draw:text-style-name="P1" draw:layer="layout" svg:width="1.001cm" svg:height="0.778cm" svg:x="14.8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0.922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0.922cm" svg:y="9.398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13.508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13.33cm" svg:y="9.398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14.894cm" svg:y="9.398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2.29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12.112cm" svg:y="9.398cm">
          <draw:text-box>
            <text:p><text:span text:style-name="T5">PUID</text:span></text:p>
          </draw:text-box>
        </draw:frame>
        <draw:custom-shape draw:style-name="gr4" draw:text-style-name="P1" draw:layer="layout" svg:width="1.001cm" svg:height="0.778cm" svg:x="21.49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7.526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7.526cm" svg:y="9.398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20.112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19.934cm" svg:y="9.398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21.498cm" svg:y="9.398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8.894cm" svg:y="9.39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18.716cm" svg:y="9.398cm">
          <draw:text-box>
            <text:p><text:span text:style-name="T5">PUID</text:span></text:p>
          </draw:text-box>
        </draw:frame>
        <draw:frame draw:style-name="gr2" draw:text-style-name="P14" draw:layer="layout" svg:width="2.445cm" svg:height="0.806cm" svg:x="11.946cm" svg:y="17.736cm">
          <draw:text-box>
            <text:p><text:span text:style-name="T10">Look-up</text:span></text:p>
          </draw:text-box>
        </draw:frame>
        <draw:custom-shape draw:style-name="gr4" draw:text-style-name="P1" draw:layer="layout" svg:width="1.001cm" svg:height="0.778cm" svg:x="14.747cm" svg:y="18.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0.775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0.775cm" svg:y="18.74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13.361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13.183cm" svg:y="18.74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14.747cm" svg:y="18.74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2.143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11.965cm" svg:y="18.74cm">
          <draw:text-box>
            <text:p><text:span text:style-name="T5">PUID</text:span></text:p>
          </draw:text-box>
        </draw:frame>
        <draw:line draw:style-name="gr31" draw:text-style-name="P1" draw:layer="layout" svg:x1="12.454cm" svg:y1="19.01cm" svg:x2="11.946cm" svg:y2="17.486cm">
          <text:p/>
        </draw:line>
        <draw:frame draw:style-name="gr2" draw:text-style-name="P14" draw:layer="layout" svg:width="2.445cm" svg:height="0.806cm" svg:x="18.47cm" svg:y="17.737cm">
          <draw:text-box>
            <text:p><text:span text:style-name="T10">Look-up</text:span></text:p>
          </draw:text-box>
        </draw:frame>
        <draw:line draw:style-name="gr31" draw:text-style-name="P1" draw:layer="layout" svg:x1="18.978cm" svg:y1="19.011cm" svg:x2="18.47cm" svg:y2="17.487cm">
          <text:p/>
        </draw:line>
        <draw:custom-shape draw:style-name="gr4" draw:text-style-name="P1" draw:layer="layout" svg:width="1.001cm" svg:height="0.778cm" svg:x="21.498cm" svg:y="18.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02cm" svg:height="0.778cm" svg:x="17.526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196cm" svg:height="0.962cm" svg:x="17.526cm" svg:y="18.74cm">
          <draw:text-box>
            <text:p><text:span text:style-name="T5">Hdr</text:span></text:p>
          </draw:text-box>
        </draw:frame>
        <draw:custom-shape draw:style-name="gr4" draw:text-style-name="P1" draw:layer="layout" svg:width="1.289cm" svg:height="0.778cm" svg:x="20.112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467cm" svg:height="0.962cm" svg:x="19.934cm" svg:y="18.74cm">
          <draw:text-box>
            <text:p><text:span text:style-name="T6">data</text:span></text:p>
          </draw:text-box>
        </draw:frame>
        <draw:frame draw:style-name="gr5" draw:text-style-name="P8" draw:layer="layout" svg:width="1.001cm" svg:height="0.962cm" svg:x="21.498cm" svg:y="18.74cm">
          <draw:text-box>
            <text:p><text:span text:style-name="T5">Ftr</text:span></text:p>
          </draw:text-box>
        </draw:frame>
        <draw:custom-shape draw:style-name="gr4" draw:text-style-name="P1" draw:layer="layout" svg:width="1.172cm" svg:height="0.778cm" svg:x="18.894cm" svg:y="18.7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33cm" svg:height="0.962cm" svg:x="18.716cm" svg:y="18.74cm">
          <draw:text-box>
            <text:p><text:span text:style-name="T5">PUID</text:span></text:p>
          </draw:text-box>
        </draw:frame>
        <draw:custom-shape draw:style-name="gr4" draw:text-style-name="P1" draw:layer="layout" svg:width="1.697cm" svg:height="0.778cm" svg:x="24.211cm" svg:y="18.79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67cm" svg:height="0.962cm" svg:x="24.211cm" svg:y="18.796cm">
          <draw:text-box>
            <text:p><text:span text:style-name="T2">data</text:span></text:p>
          </draw:text-box>
        </draw:frame>
        <draw:frame draw:style-name="gr2" draw:text-style-name="P5" draw:layer="layout" svg:width="8.596cm" svg:height="1.361cm" svg:x="18.328cm" svg:y="2.75cm">
          <draw:text-box>
            <text:p><text:span text:style-name="T2">*PUID is generated by Waggle node </text:span></text:p>
            <text:p><text:span text:style-name="T2">at INIT of plugin</text:span></text:p>
          </draw:text-box>
        </draw:frame>
        <draw:frame draw:style-name="gr32" draw:text-style-name="P5" draw:layer="layout" svg:width="9.313cm" svg:height="1.916cm" svg:x="18.119cm" svg:y="11.546cm">
          <draw:text-box>
            <text:p><text:span text:style-name="T2">*In case of a response Beehive server may not need to look at the routing table</text:span></text:p>
          </draw:text-box>
        </draw:frame>
        <draw:frame draw:style-name="gr5" draw:text-style-name="P7" draw:layer="layout" svg:width="2.859cm" svg:height="0.962cm" svg:x="2.254cm" svg:y="16.32cm">
          <draw:text-box>
            <text:p><text:span text:style-name="T4">(PUID, sender_ID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8.915cm" svg:height="13.98cm" svg:x="4.037cm" svg:y="3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416cm" svg:height="9.594cm" svg:x="12.261cm" svg:y="4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706cm" svg:height="1.645cm" draw:transform="rotate (1.5707963267949) translate (0.2cm 17.536cm)">
          <text:p text:style-name="P1">nodecontroll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756cm" svg:height="12.609cm" svg:x="4.86cm" svg:y="4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layer="layout" svg:width="5.179cm" svg:height="1.038cm" svg:x="5.163cm" svg:y="4.985cm">
          <draw:text-box>
            <text:p>System plugins</text:p>
          </draw:text-box>
        </draw:frame>
        <draw:custom-shape draw:style-name="gr9" draw:text-style-name="P1" xml:id="id47" draw:id="id47" draw:layer="layout" svg:width="4.66cm" svg:height="3.289cm" svg:x="23.226cm" svg:y="14.188cm">
          <text:p text:style-name="P1">waggle-plugin</text:p>
          <text:p text:style-name="P1">client script</text:p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12cm" svg:height="1.645cm" svg:x="17.975cm" svg:y="6.681cm">
          <text:p text:style-name="P1">plugin</text:p>
          <draw:enhanced-geometry svg:viewBox="0 0 21600 21600" draw:type="rectangle" draw:enhanced-path="M 0 0 L 21600 0 21600 21600 0 21600 0 0 Z N"/>
        </draw:custom-shape>
        <draw:frame draw:style-name="gr35" draw:layer="layout" svg:width="4.338cm" svg:height="1.038cm" svg:x="12.839cm" svg:y="4.978cm">
          <draw:text-box>
            <text:p>User plugins</text:p>
          </draw:text-box>
        </draw:frame>
        <draw:custom-shape draw:style-name="gr9" draw:text-style-name="P1" draw:layer="layout" svg:width="4.112cm" svg:height="1.644cm" svg:x="17.975cm" svg:y="9.032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12cm" svg:height="1.645cm" svg:x="17.975cm" svg:y="12.047cm">
          <text:p text:style-name="P1">plugin</text:p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1.117cm" svg:height="1.038cm" draw:transform="rotate (-1.5707963267949) translate (20.715cm 10.93cm)">
          <draw:text-box>
            <text:p><text:span text:style-name="T1">...</text:span></text:p>
          </draw:text-box>
        </draw:frame>
        <draw:custom-shape draw:style-name="gr9" draw:text-style-name="P1" xml:id="id39" draw:id="id39" draw:layer="layout" svg:width="3.837cm" svg:height="1.37cm" svg:x="5.409cm" svg:y="6.306cm">
          <text:p text:style-name="P1">send</text:p>
          <draw:enhanced-geometry svg:viewBox="0 0 21600 21600" draw:type="rectangle" draw:enhanced-path="M 0 0 L 21600 0 21600 21600 0 21600 0 0 Z N"/>
        </draw:custom-shape>
        <draw:custom-shape draw:style-name="gr9" draw:text-style-name="P15" xml:id="id40" draw:id="id40" draw:layer="layout" svg:width="3.837cm" svg:height="1.371cm" svg:x="5.409cm" svg:y="8.026cm"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9" draw:text-style-name="P15" xml:id="id38" draw:id="id38" draw:layer="layout" svg:width="4.386cm" svg:height="4.386cm" svg:x="5.682cm" svg:y="10.493cm">
          <text:p text:style-name="P1">Rou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567cm" svg:x1="7.875cm" svg:y1="10.493cm" svg:x2="9.246cm" svg:y2="6.991cm" draw:start-shape="id38" draw:start-glue-point="0" draw:end-shape="id39" draw:end-glue-point="1" svg:d="M7875 10493v-841h1871v-2661h-500" svg:viewBox="0 0 1872 3503">
          <text:p/>
        </draw:connector>
        <draw:connector draw:style-name="gr6" draw:text-style-name="P1" draw:layer="layout" draw:line-skew="0cm -0.101cm" svg:x1="7.327cm" svg:y1="9.397cm" svg:x2="5.682cm" svg:y2="12.686cm" draw:start-shape="id40" draw:start-glue-point="2" draw:end-shape="id38" draw:end-glue-point="3" svg:d="M7327 9397v548h-2247v2741h602" svg:viewBox="0 0 2248 3290">
          <text:p/>
        </draw:connector>
        <draw:custom-shape draw:style-name="gr15" draw:text-style-name="P1" xml:id="id41" draw:id="id41" draw:layer="layout" svg:width="0.274cm" svg:height="0.548cm" svg:x="14.055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329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603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877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151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8cm" svg:x="15.425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7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974cm" svg:y="6.7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2" draw:id="id42" draw:layer="layout" svg:width="0.274cm" svg:height="0.548cm" svg:x="14.055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329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603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4.877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151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8cm" svg:x="15.425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7cm" svg:y="7.8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8cm" svg:x="15.974cm" svg:y="7.828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3.289cm" svg:height="0.786cm" svg:x="13.632cm" svg:y="6.102cm">
          <draw:text-box>
            <text:p><text:span text:style-name="T7">Outgoing Q</text:span></text:p>
          </draw:text-box>
        </draw:frame>
        <draw:frame draw:style-name="gr37" draw:text-style-name="P13" draw:layer="layout" svg:width="3.289cm" svg:height="0.787cm" svg:x="13.632cm" svg:y="7.182cm">
          <draw:text-box>
            <text:p><text:span text:style-name="T7">Incoming Q</text:span></text:p>
          </draw:text-box>
        </draw:frame>
        <draw:custom-shape draw:style-name="gr15" draw:text-style-name="P1" xml:id="id43" draw:id="id43" draw:layer="layout" svg:width="0.274cm" svg:height="0.549cm" svg:x="14.055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329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603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877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151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9cm" svg:x="15.425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7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974cm" svg:y="9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4" draw:id="id44" draw:layer="layout" svg:width="0.274cm" svg:height="0.549cm" svg:x="14.055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329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603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877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151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9cm" svg:x="15.425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7cm" svg:y="10.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974cm" svg:y="10.31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3.289cm" svg:height="0.787cm" svg:x="13.632cm" svg:y="8.585cm">
          <draw:text-box>
            <text:p><text:span text:style-name="T7">Outgoing Q</text:span></text:p>
          </draw:text-box>
        </draw:frame>
        <draw:frame draw:style-name="gr37" draw:text-style-name="P13" draw:layer="layout" svg:width="3.289cm" svg:height="0.787cm" svg:x="13.632cm" svg:y="9.665cm">
          <draw:text-box>
            <text:p><text:span text:style-name="T7">Incoming Q</text:span></text:p>
          </draw:text-box>
        </draw:frame>
        <draw:custom-shape draw:style-name="gr15" draw:text-style-name="P1" xml:id="id45" draw:id="id45" draw:layer="layout" svg:width="0.274cm" svg:height="0.549cm" svg:x="14.055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329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603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877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151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9cm" svg:x="15.425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7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974cm" svg:y="12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6" draw:id="id46" draw:layer="layout" svg:width="0.274cm" svg:height="0.549cm" svg:x="14.055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329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603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4.877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151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5cm" svg:height="0.549cm" svg:x="15.425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7cm" svg:y="13.1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74cm" svg:height="0.549cm" svg:x="15.974cm" svg:y="13.117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3.289cm" svg:height="0.787cm" svg:x="13.632cm" svg:y="11.392cm">
          <draw:text-box>
            <text:p><text:span text:style-name="T7">Outgoing Q</text:span></text:p>
          </draw:text-box>
        </draw:frame>
        <draw:frame draw:style-name="gr37" draw:text-style-name="P13" draw:layer="layout" svg:width="3.289cm" svg:height="0.787cm" svg:x="13.632cm" svg:y="12.472cm">
          <draw:text-box>
            <text:p><text:span text:style-name="T7">Incoming Q</text:span></text:p>
          </draw:text-box>
        </draw:frame>
        <draw:frame draw:style-name="gr38" draw:text-style-name="P4" draw:layer="layout" svg:width="1.117cm" svg:height="1.039cm" draw:transform="rotate (-1.5707963267949) translate (15.86cm 10.823cm)">
          <draw:text-box>
            <text:p><text:span text:style-name="T1">...</text:span></text:p>
          </draw:text-box>
        </draw:frame>
        <draw:connector draw:style-name="gr39" draw:text-style-name="P1" draw:layer="layout" draw:line-skew="-0.889cm" svg:x1="14.055cm" svg:y1="7.063cm" svg:x2="10.068cm" svg:y2="10.716cm" draw:start-shape="id41" draw:start-glue-point="3" svg:d="M14055 7063h-3133v3653h-854" svg:viewBox="0 0 3988 3654">
          <text:p/>
        </draw:connector>
        <draw:connector draw:style-name="gr40" draw:text-style-name="P1" draw:layer="layout" draw:line-skew="-0.635cm" svg:x1="14.055cm" svg:y1="8.102cm" svg:x2="10.068cm" svg:y2="11.041cm" draw:start-shape="id42" draw:start-glue-point="3" svg:d="M14055 8102h-2879v2939h-1108" svg:viewBox="0 0 3988 2940">
          <text:p/>
        </draw:connector>
        <draw:connector draw:style-name="gr39" draw:text-style-name="P1" draw:layer="layout" draw:line-skew="-0.381cm" svg:x1="14.055cm" svg:y1="9.546cm" svg:x2="10.068cm" svg:y2="11.688cm" draw:start-shape="id43" draw:start-glue-point="3" svg:d="M14055 9546h-2625v2142h-1362" svg:viewBox="0 0 3988 2143">
          <text:p/>
        </draw:connector>
        <draw:connector draw:style-name="gr40" draw:text-style-name="P1" draw:layer="layout" draw:line-skew="-0.127cm" svg:x1="14.055cm" svg:y1="10.584cm" svg:x2="10.068cm" svg:y2="12.014cm" draw:start-shape="id44" draw:start-glue-point="3" svg:d="M14055 10584h-2371v1430h-1616" svg:viewBox="0 0 3988 1431">
          <text:p/>
        </draw:connector>
        <draw:connector draw:style-name="gr39" draw:text-style-name="P1" draw:layer="layout" draw:line-skew="-0.381cm" svg:x1="14.055cm" svg:y1="12.353cm" svg:x2="10.068cm" svg:y2="13.957cm" draw:start-shape="id45" draw:start-glue-point="3" svg:d="M14055 12353h-2625v1604h-1362" svg:viewBox="0 0 3988 1605">
          <text:p/>
        </draw:connector>
        <draw:connector draw:style-name="gr40" draw:text-style-name="P1" draw:layer="layout" svg:x1="14.055cm" svg:y1="13.391cm" svg:x2="10.068cm" svg:y2="14.281cm" draw:start-shape="id46" draw:start-glue-point="3" svg:d="M14055 13391h-2244v890h-1743" svg:viewBox="0 0 3988 891">
          <text:p/>
        </draw:connector>
        <draw:line draw:style-name="gr6" draw:text-style-name="P1" draw:layer="layout" svg:x1="17.975cm" svg:y1="7.113cm" svg:x2="16.248cm" svg:y2="7.113cm">
          <text:p/>
        </draw:line>
        <draw:line draw:style-name="gr6" draw:text-style-name="P1" draw:layer="layout" svg:x1="17.976cm" svg:y1="9.595cm" svg:x2="16.249cm" svg:y2="9.595cm">
          <text:p/>
        </draw:line>
        <draw:line draw:style-name="gr6" draw:text-style-name="P1" draw:layer="layout" svg:x1="17.976cm" svg:y1="12.293cm" svg:x2="16.249cm" svg:y2="12.293cm">
          <text:p/>
        </draw:line>
        <draw:line draw:style-name="gr6" draw:text-style-name="P1" draw:layer="layout" svg:x1="16.248cm" svg:y1="8.209cm" svg:x2="17.975cm" svg:y2="8.209cm">
          <text:p/>
        </draw:line>
        <draw:line draw:style-name="gr6" draw:text-style-name="P1" draw:layer="layout" svg:x1="16.248cm" svg:y1="10.584cm" svg:x2="17.975cm" svg:y2="10.584cm">
          <text:p/>
        </draw:line>
        <draw:line draw:style-name="gr6" draw:text-style-name="P1" draw:layer="layout" svg:x1="16.248cm" svg:y1="13.39cm" svg:x2="17.975cm" svg:y2="13.39cm">
          <text:p/>
        </draw:line>
        <draw:connector draw:style-name="gr22" draw:text-style-name="P1" draw:layer="layout" svg:x1="23.226cm" svg:y1="15.832cm" svg:x2="7.875cm" svg:y2="14.879cm" draw:start-shape="id47" draw:start-glue-point="3" draw:end-shape="id38" draw:end-glue-point="2" svg:d="M23226 15832h-15351v-953" svg:viewBox="0 0 15352 954">
          <text:p/>
        </draw:connector>
        <draw:line draw:style-name="gr6" draw:text-style-name="P1" draw:layer="layout" svg:x1="5.409cm" svg:y1="6.845cm" svg:x2="1.845cm" svg:y2="6.845cm">
          <text:p/>
        </draw:line>
        <draw:line draw:style-name="gr6" draw:text-style-name="P1" draw:layer="layout" svg:x1="1.845cm" svg:y1="8.764cm" svg:x2="5.409cm" svg:y2="8.764cm">
          <text:p/>
        </draw:line>
        <draw:custom-shape draw:style-name="gr4" draw:text-style-name="P1" draw:layer="layout" svg:width="3.943cm" svg:height="1.919cm" svg:x="5.851cm" svg:y="12.43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1" draw:text-style-name="P5" draw:layer="layout" svg:width="3.699cm" svg:height="0.869cm" svg:x="5.533cm" svg:y="11.564cm">
          <draw:text-box>
            <text:p><text:span text:style-name="T2">Routing table</text:span></text:p>
          </draw:text-box>
        </draw:frame>
        <draw:frame draw:style-name="gr42" draw:text-style-name="P6" draw:layer="layout" svg:width="3.193cm" svg:height="0.747cm" svg:x="6.974cm" svg:y="12.707cm">
          <draw:text-box>
            <text:p><text:span text:style-name="T3">Queue name</text:span></text:p>
          </draw:text-box>
        </draw:frame>
        <draw:frame draw:style-name="gr43" draw:text-style-name="P6" draw:layer="layout" svg:width="1.782cm" svg:height="1.039cm" svg:x="5.584cm" svg:y="12.707cm">
          <draw:text-box>
            <text:p><text:span text:style-name="T3">PUI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14:59:28.608672806</meta:creation-date>
    <dc:date>2016-08-12T16:48:42.893692729</dc:date>
    <meta:editing-duration>PT10H10M32S</meta:editing-duration>
    <meta:editing-cycles>48</meta:editing-cycles>
    <meta:generator>LibreOffice/4.2.8.2$Linux_X86_64 LibreOffice_project/420m0$Build-2</meta:generator>
    <meta:document-statistic meta:object-count="430"/>
  </office:meta>
</office:document-meta>
</file>